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2023-05</text:p>
      <text:p text:style-name="Author">Frank McPherson</text:p>
      <text:p text:style-name="Date">Wed, 05 Jul 2023 12:50:02 GMT</text:p>
      <text:h text:style-name="Heading_20_1" text:outline-level="1">May 2023</text:h>
      <text:h text:style-name="Heading_20_2" text:outline-level="2">May 30</text:h>
      <text:h text:style-name="Heading_20_3" text:outline-level="3">Just learned about <text:a xlink:type="simple" xlink:href="https://www.androidauthority.com/google-pixel-7a-tips-3324238/" office:name=""><text:span text:style-name="Definition">the Quick Tap gesture</text:span></text:a> with Android, and I have configured it to launch Google Keep.</text:h>
      <text:h text:style-name="Heading_20_3" text:outline-level="3">Android Police has a <text:a xlink:type="simple" xlink:href="https://www.androidpolice.com/google-pixel-7a-vs-google-pixel-4a/" office:name=""><text:span text:style-name="Definition">comparison of the Pixel 7a to the Pixel 4a</text:span></text:a>, which is the comparison of the phone I moved to from the phone I used previously. I really like the size and feel of the Pixel 4a and wish Google had committed to a sub 6-inch phone, but given that did not happen, I am adjusting well to the Pixel 7a. While the Pixel 7a is not as slippery as I feared it was going to be, I do have it in a Latercase that adds a nice “mat” feel at very little cost in weight.</text:h>
      <text:h text:style-name="Heading_20_3" text:outline-level="3">In the Android world there are basically two classes of devices, those that do get upgrades to Android and those who might or might not get upgrades to Android. The later reminds me of the Pocket PC days, and having learned from that experience, I avoid such products. Consequently I am committed to Pixel phones.</text:h>
      <text:h text:style-name="Heading_20_3" text:outline-level="3">Nobody alive today lived when there were no clocks to measure, or define, time.</text:h>
      <text:h text:style-name="Heading_20_3" text:outline-level="3">Some time today I <text:a xlink:type="simple" xlink:href="http://pagepark.frankmcpherson.net/whatIsFrankDoing.opml#1680527155000" office:name=""><text:span text:style-name="Definition">will walk the 1,000th mile</text:span></text:a> virtually along the Appalachian Trail since July 24, 2022.</text:h>
      <text:h text:style-name="Heading_20_2" text:outline-level="2">May 25</text:h>
      <text:h text:style-name="Heading_20_3" text:outline-level="3">44 degrees on the outside thermometer this morning!</text:h>
      <text:h text:style-name="Heading_20_2" text:outline-level="2">May 24</text:h>
      <text:h text:style-name="Heading_20_3" text:outline-level="3">I’ve been using FeedLand for managing and viewing my RSS feeds, but I find it slow for viewing feeds. Today I realized that I can use FeedLand to manage my RSS feeds and add that OPML feedlist to my own instance of River5 so that I can view my feeds on my own server.</text:h>
      <text:h text:style-name="Heading_20_3" text:outline-level="3">When I put the Pixel 7a on the charger this morning it had 48% battery remaining. I am wondering about how long it would take to fully charge.</text:h>
      <text:h text:style-name="Heading_20_2" text:outline-level="2">May 23</text:h>
      <text:h text:style-name="Heading_20_3" text:outline-level="3">Does screen refresh really matter on smartphones?</text:h>
      <text:h text:style-name="Heading_20_4" text:outline-level="4">One of the unwritten rules of tech is the idea that more is better, the purpose of which is to have us continually buy the latest generation of a product. The rule began with the model year releases of automobiles and became adopted by the tech industry. Unfortunately, we consumers don’t often enough question whether the latest features really do matter. We aren’t helped by tech reviewers who often seem to advocate more for the tech industry than consumers. An example that I am thinking about is the push for faster refresh rates on smartphones.</text:h>
      <text:h text:style-name="Heading_20_4" text:outline-level="4">If you have read smartphone reviews over the last year or so you have probably been convinced that phones with 60Hz refresh screens are bad and really should be avoided. We all should be clamoring for 120Hz or at least 90Hz screens so that we get the fastest, smoothest screen scrolling. Do we, really, need smartphone screens faster than 60Hz?</text:h>
      <text:h text:style-name="Heading_20_4" text:outline-level="4">Up until last week I have been using the Pixel 4a, and it’s “limited,” 60Hz screen as my daily driver. When I got the new Pixel 7a I dutifully changed the setting, as prescribed by nearly all tech reviewers, to turn on Smooth Display so that it displays at 90Hz. Every reviewer who directs one to make this change intones something to the affect, “why is Smooth Display not enabled by default?”</text:h>
      <text:h text:style-name="Heading_20_4" text:outline-level="4">While I can say, yes, after turning on Smooth Display scrolling text up/down on the Pixel 7a is faster, what nobody seems to ask is, on a 6-inch display, does one really need that scrolling to be faster? I am skeptical. I am thinking we are being convinced that faster smartphone refresh rates are needed, but they really are not. Increase the size of the screen to perhaps the 11-inch standard tablet, or larger, and I can see how faster refresh can really matter, but on a 6-inch screen?</text:h>
      <text:h text:style-name="Heading_20_4" text:outline-level="4">Another example, at least to me, is the “insistence” that we all need 5G wireless data on our phones. Of course, I ran a speed test using the Pixel 7a as soon as I could and observed the fact that the 86 Mbps download feature is faster than the “plain” LTE transfer speed of my Pixel 4a. Ok, but in what way am I really going to notice or even need that faster transfer speed on a smartphone with a 6-inch screen? For example, I streamed video on the Pixel 7a and it looked no better to me than on the Pixel 4a. Again, if I were on a tablet or certainly a PC then I would likely benefit by the faster transfer rate, but I doubt that 5G is really going to make difference on the Pixel 7a.</text:h>
      <text:h text:style-name="Heading_20_4" text:outline-level="4">To be fair, I do gain some benefits in the upgrade from the Pixel 4a to the 7a. I am finding the front, under-screen finger print scanner is much better than the back scanner of the 4a. The camera is much better and thus I am getting better pictures. Battery life seems to be better, probably thanks to a larger battery and the Tensor G2 chip, and I am happy to finally have the convenience of wireless charging.</text:h>
      <text:h text:style-name="Heading_20_4" text:outline-level="4">Truth is, we likely reached peak smartphone many years ago, therefore there are really fewer needed new features that really matter, and consequently there is a need for more marketing to get people to buy phones. If you are wondering why Google will be selling the Pixel Fold, the reason why is because the smartphone “industry” is convinced such foldables are needed in order to keep selling phones over the next ten years. (The main case for foldables is people want to carry smaller devices, but ironically that could be served by selling phones with smaller screens!) In my opinion, the only change in smartphones that we really need is in battery life, and the technical problem of gaining more battery life from the same size batteries appears to be impossible to overcome. Ironically, one way to improve battery life is to set the screen refresh to 60Hz and use slower file transfer speeds, but then we could get by with last year’s phone.</text:h>
      <text:h text:style-name="Heading_20_2" text:outline-level="2">May 22</text:h>
      <text:h text:style-name="Heading_20_3" text:outline-level="3">Yesterday I wrote <text:a xlink:type="simple" xlink:href="https://frankmcpherson.blog/2023/05/21/googles-tech-ecosystem.html" office:name=""><text:span text:style-name="Definition">a blog post about the complete mess that is Google’s Pixel ecosystem</text:span></text:a>. The process for moving a Pixel Watch from one Pixel phone to another it incredibly stupid.</text:h>
      <text:h text:style-name="Heading_20_3" text:outline-level="3">I have this nice <text:a xlink:type="simple" xlink:href="https://www.theverge.com/22894924/google-pixel-stand-2nd-gen-review-price-specs" office:name=""><text:span text:style-name="Definition">Pixel Stand</text:span></text:a> and it appears as a connected device, I assume via Bluetooth, on the Pixel, so it would be nice if users had the ability to finely tune how charging works because I want to use the stand as a stand when I am at my desk. Ideally, I would be able to configure the phone/stand to only charge when the battery is less than X% and only charge to Y%. Once fully charged the charging should stop and the stand just acts like a stand.</text:h>
      <text:h text:style-name="Heading_20_3" text:outline-level="3">Given that the Pixel knows when it is on the stand so that it acts as a picture frame, it would seem that Google expects one to put the phone on the charger for extended periods of time.</text:h>
      <text:h text:style-name="Heading_20_3" text:outline-level="3">Today is the first work day using the Pixel 7a and I am wondering about whether or not it is a good idea to keep the phone on the wireless charging stand that is on my desk. If I keep putting it on the stand during the day then it will continually charge. I think the phone and charger should be smart enough to stop charging when the battery is full and thus not damage the battery, but I don’t know this for certain. I did enable <text:a xlink:type="simple" xlink:href="https://www.howtogeek.com/803245/how-adaptive-charging-saves-your-android-battery/" office:name=""><text:span text:style-name="Definition">adaptive charging</text:span></text:a>, but that seems to be optimized for night time charging and based off alarms, so I don’t know if it will do anything during the day. <text:a xlink:type="simple" xlink:href="https://duckduckgo.com/?q=wireless+charging+and+battery+health&amp;t=newext&amp;atb=v342-1&amp;ia=web" office:name=""><text:span text:style-name="Definition">Articles</text:span></text:a> that I have read <text:a xlink:type="simple" xlink:href="https://www.digitaltrends.com/mobile/does-wireless-charging-degrade-your-battery-faster/" office:name=""><text:span text:style-name="Definition">about wireless charging and battery life</text:span></text:a> are <text:a xlink:type="simple" xlink:href="https://www.reddit.com/r/GooglePixel/comments/a0q2rk/dumb_question_is_it_bad_to_keep_the_phone_on/" office:name=""><text:span text:style-name="Definition">not conclusive</text:span></text:a>.</text:h>
      <text:h text:style-name="Heading_20_2" text:outline-level="2">May 19</text:h>
      <text:h text:style-name="Heading_20_3" text:outline-level="3">The Pixel 7a arrived at my front door! That’s one step in the right direction.</text:h>
      <text:h text:style-name="Heading_20_3" text:outline-level="3">I caved in yesterday and ordered the Pixel 7a from Amazon, which gets me the $50 gift card at least. I expect that over time the price for the Pixel 7a will come down to closer to $400, may be as soon as Amazon Prime day in July. Probably at the end of the year Google will stop selling the Pixel 6a, which will allow the price of the 7a to drop down further and make room for the Pixel 8a announcement next year. On the other hand, if the rumors are true and the this is the end of the line for the “A Series” then the 6a might stick around through Google I/O when they announce the Pixel 8. Seems like the future plans ride on what Google announces this fall.</text:h>
      <text:h text:style-name="Heading_20_3" text:outline-level="3">So, I am probably paying $100 more to be an early owner, but doing so enables me to stop feeling left out as I see friends playing with their new toy. I should receive the Pixel 7a some time later today, which gives me the weekend to migrate everything over. The most painful part of the migration will likely be moving the Pixel Watch.</text:h>
      <text:h text:style-name="Heading_20_2" text:outline-level="2">May 15</text:h>
      <text:h text:style-name="Heading_20_3" text:outline-level="3">The biggest impact the Internet has had on society is the compression of time. Nearly everything happens faster today than it did ten years ago. In the past in terms of society, change took years, even decades to occur, much longer than most wanted but none-the-less had to accept. Problem is that we now have generations of people who did not live prior to the Internet and they expect change to happen much, much faster, and they will not accept waiting for decades. The people who do not want fast change, which is probably at least Gen X and older, appear willing to revert to authoritarianism to prevent the change they do not want because they view such change as an infringement on their liberties.</text:h>
      <text:h text:style-name="Heading_20_2" text:outline-level="2">May 12</text:h>
      <text:h text:style-name="Heading_20_3" text:outline-level="3"><text:a xlink:type="simple" xlink:href="https://nitter.lacontrevoie.fr/holden/status/1657015309860212737#m" office:name=""><text:span text:style-name="Definition">Writing is thinking</text:span></text:a>. Consequently, outsourcing writing to AI sounds like it will lead to less thinking at a time when the world needs more thinking. Some appear to think that human editing is more valuable. Perhaps at a certain point in one’s development that is true, for example, at my age and years of work experience editing work is probably a better use of my time than writing from scratch, but I didn’t get there without doing a lot of writing first.</text:h>
      <text:h text:style-name="Heading_20_3" text:outline-level="3">I want to <text:a xlink:type="simple" xlink:href="mailto:reader-forwarded-email/56cdaf3a6e7715ee741c2acf6aa962bd" office:name=""><text:span text:style-name="Definition">learn more</text:span></text:a> about iPadOS and MacOS Shortcuts.</text:h>
      <text:h text:style-name="Heading_20_2" text:outline-level="2">May 11</text:h>
      <text:h text:style-name="Heading_20_3" text:outline-level="3">Amongst the features of the Pixel 7a I have to look forward to is that it will be the first device I will use that has Google’s Tensor G2 chip. I noted earlier about how battery life could be affected by the 90 Hz display, but that could be counteracted by the the Tensor G2’s power consumption.</text:h>
      <text:h text:style-name="Heading_20_3" text:outline-level="3">Really interesting to see that <text:a xlink:type="simple" xlink:href="https://9to5google.com/2023/05/10/pixel-fold-size-comparison/" office:name=""><text:span text:style-name="Definition">the Pixel Fold will be Google’s smallest phone</text:span></text:a> when folded in phone mode. The biggest problem with the foldables is the cost, followed by their weight. If cost were to get down to the levels of regular smartphones then the screen/hinge durability becomes less an issue because fewer people who own them for more than a year. On the other hand, when looking at the price one probably should factor in the cost of a smartphone and iPad Mini given that something like the Google Fold would replace both devices. By that math, a price approaching $800 would be the sweet spot, I think.</text:h>
      <text:h text:style-name="Heading_20_3" text:outline-level="3">As I said, I plan to buy a Pixel 7a, the question is when. I think it’s interesting that both Best Buy and Amazon are offering $50 gift cards for an implicit discount. Best Buy actually provides another $50 discount if one were to “activate” their phone when purchased even if the phone claims to be unlocked. My guess is that the telcos provide Best Buy discounts if they get new customers. I am not in a rush and I think that if the past holds true the price will come down, or their may be a good deal on Amazon Prime day. I would like the blue phone, but will live with whichever I can get at a good price.</text:h>
      <text:h text:style-name="Heading_20_2" text:outline-level="2">May 10</text:h>
      <text:h text:style-name="Heading_20_3" text:outline-level="3">Google I/O 2023</text:h>
      <text:h text:style-name="Heading_20_4" text:outline-level="4">The Google I/O 2023 keynote conference is about to start. It’s going to be all about AI, and I suspect it is going to be a broken record. Starting off with all the AI stuff Google has been doing all along, before the chatGPT craze.</text:h>
      <text:h text:style-name="Heading_20_4" text:outline-level="4"><text:span text:style-name="T1">Future AI Examples</text:span></text:h>
      <text:h text:style-name="Heading_20_5" text:outline-level="5">Help Me Write added to Gmail to help you write emails.</text:h>
      <text:h text:style-name="Heading_20_5" text:outline-level="5">Immersive view for routes in Google Maps. Birds eye view, using satellite imagery. Includes traffic and weather forecasts.</text:h>
      <text:h text:style-name="Heading_20_5" text:outline-level="5">Picture edits / improvements in Google Photos, called Magic Editor. A picture is not really a picture. Later this year.</text:h>
      <text:h text:style-name="Heading_20_4" text:outline-level="4">Applause for the Bard stuff (AI stuff in general) seems to be tepid at best. Not hearing a lot of enthusiasm.</text:h>
      <text:h text:style-name="Heading_20_4" text:outline-level="4">Removed the wait list to Bard. Available in more places and languages.</text:h>
      <text:h text:style-name="Heading_20_4" text:outline-level="4">Forty minutes in to the keynote… this is boring. Now about an hour in, and still nothing about the hardware!</text:h>
      <text:h text:style-name="Heading_20_4" text:outline-level="4">Decided to open up Mastodon to see what is being posted by Google I/O. I found the #googleio tag, but there appears to be only 60 people posting under that tag.</text:h>
      <text:h text:style-name="Heading_20_4" text:outline-level="4"><text:span text:style-name="T1">Android</text:span></text:h>
      <text:h text:style-name="Heading_20_5" text:outline-level="5">One hour and 20 minutes in and they finally are talking about Android. Ecosystem, tablets and watches?! A tease.</text:h>
      <text:h text:style-name="Heading_20_5" text:outline-level="5">What’s App coming to WearOS this summer. <text:a xlink:type="simple" xlink:href="https://9to5google.com/2023/05/10/wear-os-4-announcement/" office:name=""><text:span text:style-name="Definition">WearOS 4 coming later this year</text:span></text:a>.</text:h>
      <text:h text:style-name="Heading_20_5" text:outline-level="5">Find My Device will be available to third parties like Tile. Will provide unknown tracker alerts. Published an industry standard with Apple.</text:h>
      <text:h text:style-name="Heading_20_5" text:outline-level="5">Not seen anything I am excited by so far.</text:h>
      <text:h text:style-name="Heading_20_4" text:outline-level="4"><text:span text:style-name="T1">Pixel 7a</text:span></text:h>
      <text:h text:style-name="Heading_20_5" text:outline-level="5"><text:a xlink:type="simple" xlink:href="https://www.androidpolice.com/google-tensor-g2/" office:name=""><text:span text:style-name="Definition">Tensor G2 chip</text:span></text:a>; 8 GB of RAM</text:h>
      <text:h text:style-name="Heading_20_5" text:outline-level="5">Larger camera sensor</text:h>
      <text:h text:style-name="Heading_20_5" text:outline-level="5">Available today at $499</text:h>
      <text:h text:style-name="Heading_20_5" text:outline-level="5">Directing us to Google Store for more info</text:h>
      <text:h text:style-name="Heading_20_5" text:outline-level="5">Per <text:a xlink:type="simple" xlink:href="https://store.google.com/product/pixel_7a?hl=en-US" office:name=""><text:span text:style-name="Definition">Google Store</text:span></text:a>, buy now and get a pair of Pixel Buds A. I am planning to buy but will wait until this summer, perhaps the fall to see whether the price drops. I will pay $500 for a phone, but that is at the high end of my preference.</text:h>
      <text:h text:style-name="Heading_20_5" text:outline-level="5">The Pixel 7a is a significant upgrade from my Pixel 4a, and thus pretty much a no-brainer. I will be upgrading to a 90 Hz display, 8 GB of RAM, a better camera, wireless charging, and a bigger battery. I don’t expect battery life to be significantly better given the 90 Hz display. It will also bump up the wireless connections to 5G and WiFi 6. Apparently <text:a xlink:type="simple" xlink:href="https://9to5google.com/2023/05/10/review-pixel-7a/" office:name=""><text:span text:style-name="Definition">users can toggle</text:span></text:a> between the 60 Hz and 90 Hz displays, which will have an affect on battery life.</text:h>
      <text:h text:style-name="Heading_20_5" text:outline-level="5">I should say better cameras because the 7a has an 64 megapixel primary camera and a 13 megapixel ultrawide camera. Unless the cool kids, I’ve never owned a phone with an ultrawide camera so that provides something new to explore.</text:h>
      <text:h text:style-name="Heading_20_5" text:outline-level="5">It looks like the 7a is about a third of an inch taller than the 4a but the width is about the same. My main concern is about how slippery the phone feels. <text:a xlink:type="simple" xlink:href="https://wired.trib.al/CU7sR09" office:name=""><text:span text:style-name="Definition">Wired says</text:span></text:a> the back is a plastic composite that sounds like the same as the 4a. Frankly, the glass body and larger display are significant turnoffs for me. There are rumors that Google may drop the “A” series phones next year, which will be a shame, but I hope they retain a phone with a 6-inch or smaller screen. I would prefer to keep the same size phone as the 4a, but can live with one a tad larger.</text:h>
      <text:h text:style-name="Heading_20_4" text:outline-level="4"><text:span text:style-name="T1">Pixel Tablet</text:span></text:h>
      <text:h text:style-name="Heading_20_5" text:outline-level="5">11-inch display; four speakers. Tensor G2, aluminum case. Integrated stand, looks like a ring where it connects to dock</text:h>
      <text:h text:style-name="Heading_20_5" text:outline-level="5">Finger print sensor, where?</text:h>
      <text:h text:style-name="Heading_20_5" text:outline-level="5">Promoting voice recognition over typing on the screen for input.</text:h>
      <text:h text:style-name="Heading_20_5" text:outline-level="5">50 Google apps optimized for tablet screen. What about the others?</text:h>
      <text:h text:style-name="Heading_20_5" text:outline-level="5">Connect to charging speaker dock, makes it look like a Nest hub.</text:h>
      <text:h text:style-name="Heading_20_5" text:outline-level="5">Support multiple users.</text:h>
      <text:h text:style-name="Heading_20_5" text:outline-level="5">Ships next month, cost $499. Bundled with the charging speaker dock.</text:h>
      <text:h text:style-name="Heading_20_4" text:outline-level="4"><text:span text:style-name="T1">Pixel Fold</text:span></text:h>
      <text:h text:style-name="Heading_20_5" text:outline-level="5">Premium $1799 device</text:h>
      <text:h text:style-name="Heading_20_5" text:outline-level="5">Unfolds into an incredible compact tablet; 7.6 inch display</text:h>
      <text:h text:style-name="Heading_20_5" text:outline-level="5">Thinnest foldable on the market</text:h>
      <text:h text:style-name="Heading_20_2" text:outline-level="2">May 8</text:h>
      <text:h text:style-name="Heading_20_3" text:outline-level="3">Do I care about Bluesky? I am on Mastodon but I don’t check it often, I just don’t have the time/energy. Over the years my use of Twitter evolved down to only checking the timeline during an event, like New Years Eve, and honestly it is probably good enough for that and perhaps Bluesky will replace that function, but I don’t know.</text:h>
      <text:h text:style-name="Heading_20_3" text:outline-level="3">I’ve been running Proxmox on a Beelink U59 Pro now for several weeks and it is working very well for my needs. Now I am thinking I would like to get a UPS to better handle power failures, but what to get? I’ve seen recommendations to only use <text:a xlink:type="simple" xlink:href="https://networkupstools.org/stable-hcl.html" office:name=""><text:span text:style-name="Definition">Network UPS Tools</text:span></text:a>.</text:h>
      <text:h text:style-name="Heading_20_2" text:outline-level="2">May 3</text:h>
      <text:h text:style-name="Heading_20_3" text:outline-level="3">Google is starting to replace their 2-factor authentication with <text:a xlink:type="simple" xlink:href="https://support.google.com/accounts/answer/13548313?hl=en&amp;co=GENIE.Platform%3DAndroid&amp;visit_id=638187329366272550-87516917&amp;rd=1" office:name=""><text:span text:style-name="Definition">passkeys</text:span></text:a>. Simply stated, passkeys use biometics and secured storage of whatever device you create the passkey on. For example, I can create a passkey on my Macbook Air M1 so that I can simply use the finger print scanner on the device rather than having to enter a password. In this case the Macbook stores the passkey and the passkey uses whatever biometrics it has for authentication. Same thing works with Windows and Windows Hello.</text:h>
      <text:h text:style-name="Heading_20_3" text:outline-level="3">In my experience Google’s passkey support does not extend to Chrome on Linux. One way that I think it should work is via a FIDO2 USB key like the Yubicon keys that I own. I actually created the passkey on a Yubicon on my Mac but whener I try to use it with Linux, it errors out. I suspect this is more to do with the operating system rather than the key.</text:h>
      <text:h text:style-name="Heading_20_2" text:outline-level="2">May 1</text:h>
      <text:h text:style-name="Heading_20_3" text:outline-level="3">I think all the buzz around chatGPT has similarities with the growing habit of claiming things as facts that are not facts. Something can <text:a xlink:type="simple" xlink:href="http://scripting.com/2023/05/01/120518.html" office:name=""><text:span text:style-name="Definition">appear to be intelligent</text:span></text:a> and will be accepted on that appearance rather than the fact. To make that judgement one has to understand what is intelligence, is it more than word association?</text:h>
      <text:h text:style-name="Heading_20_3" text:outline-level="3">The only social networks I check regularly are micro.blog, Instagram, and Facebook. When the Mastodon craze hit I created an account and checked it somewhat regularly, but that tappered off.</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2</meta:generator>
    <dc:title>2023-05</dc:title>
    <dc:description/>
    <dc:subject/>
    <meta:keyword/>
    <meta:initial-creator>Frank McPherson</meta:initial-creator>
    <dc:creator>Frank McPherson</dc:creator>
    <meta:creation-date>2024-03-12T19:38:51Z</meta:creation-date>
    <dc:date>2024-03-12T19:38:51Z</dc:date>
    <meta:user-defined meta:name="date" meta:value-type="string">Wed, 05 Jul 2023 12:50:02 GMT</meta:user-defined>
  </office:meta>
</office:document-meta>
</file>